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tCodec.writeClassName( SerializeWriter out , Class &lt; ? &gt; clazz , char s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wtCodec.parseRef( DefaultJSONParser parser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wtCodec.parseFont( DefaultJSONParser pars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wtCodec.support(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wtCodec.deserialze( DefaultJSONParser parser , Type type , Object field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wt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Codec.parsePoint( DefaultJSONParser parser , Object field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wtCodec.parseRectangle( DefaultJSONParser pars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wtCodec.parseColor( DefaultJSONParser pars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wtCodec.write( JSONSerializer serializer , Object object , Object fieldName , Type fieldType , int featu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